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5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3.392cm"/>
    </style:style>
    <style:style style:name="co5" style:family="table-column">
      <style:table-column-properties fo:break-before="auto" style:column-width="15.4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44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0.501cm"/>
    </style:style>
    <style:style style:name="co10" style:family="table-column">
      <style:table-column-properties fo:break-before="auto" style:column-width="14.781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2.136cm"/>
    </style:style>
    <style:style style:name="co13" style:family="table-column">
      <style:table-column-properties fo:break-before="auto" style:column-width="3.819cm"/>
    </style:style>
    <style:style style:name="co14" style:family="table-column">
      <style:table-column-properties fo:break-before="auto" style:column-width="3.367cm"/>
    </style:style>
    <style:style style:name="co15" style:family="table-column">
      <style:table-column-properties fo:break-before="auto" style:column-width="3.6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Ope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text-position="" style:font-name="Open Sans" fo:font-size="9pt" style:font-size-asian="9pt" style:font-size-complex="9pt"/>
    </style:style>
    <style:style style:name="ce3" style:family="table-cell" style:parent-style-name="Default">
      <style:text-properties style:text-position="" style:font-name="Open Sans" fo:font-size="9pt" style:text-underline-style="none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Ope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Open Sans" fo:font-size="9pt" style:font-size-asian="9pt" style:font-size-complex="9pt"/>
    </style:style>
    <style:style style:name="ce6" style:family="table-cell" style:parent-style-name="Default">
      <style:table-cell-properties fo:background-color="#ffff00"/>
      <style:text-properties style:text-position="" style:font-name="Open Sans" fo:font-size="9pt" style:font-size-asian="9pt" style:font-size-complex="9pt"/>
    </style:style>
    <style:style style:name="ce7" style:family="table-cell" style:parent-style-name="Default">
      <style:table-cell-properties fo:background-color="transparent"/>
      <style:text-properties style:text-position="" style:font-name="Open Sans" fo:font-size="9pt" style:font-size-asian="9pt" style:font-size-complex="9pt"/>
    </style:style>
    <style:style style:name="ce8" style:family="table-cell" style:parent-style-name="Default">
      <style:text-properties style:font-name="Ope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Open Sans" fo:font-size="9pt" style:font-size-asian="9pt" style:font-size-complex="9pt"/>
    </style:style>
    <style:style style:name="ce10" style:family="table-cell" style:parent-style-name="Default">
      <style:text-properties style:font-name="Open Sans" fo:font-size="9pt" style:text-underline-style="none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 fo:font-size="9pt" style:font-size-asian="9pt" style:font-size-complex="9pt"/>
    </style:style>
    <style:style style:name="ce13" style:family="table-cell" style:parent-style-name="Default">
      <style:table-cell-properties fo:background-color="#ffff00"/>
      <style:text-properties style:font-name="Open Sans" fo:font-size="9pt" style:font-size-asian="9pt" style:font-size-complex="9pt"/>
    </style:style>
    <style:style style:name="ce14" style:family="table-cell" style:parent-style-name="Default">
      <style:table-cell-properties fo:background-color="transparent"/>
      <style:text-properties style:font-name="Open Sans" fo:font-size="9pt" style:font-size-asian="9pt" style:font-size-complex="9pt"/>
    </style:style>
    <style:style style:name="ce15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padding="0.071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WM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Elemento</text:p>
          </table:table-cell>
          <table:table-cell table:style-name="ce4" office:value-type="string" calcext:value-type="string">
            <text:p>Tip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Defini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ometrí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con geometrías ar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álog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las geometrías de las tuberí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_hydrolog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álog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la hidrologí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_m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álog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los materia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logy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hydrology_id</text:p>
          </table:table-cell>
          <table:table-cell office:value-type="string" calcext:value-type="string">
            <text:p>Selector de hidrolog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adjustmen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dj_type</text:p>
          </table:table-cell>
          <table:table-cell office:value-type="string" calcext:value-type="string">
            <text:p>Contiene información sobre los cambios de temperatura y evaporación en función del mes del añ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aquif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quif_id</text:p>
          </table:table-cell>
          <table:table-cell office:value-type="string" calcext:value-type="string">
            <text:p>Contiene información sobre el tipo de deman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backdr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el plano del sistema y las dimensi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buildup_land_x_po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landus_id, poll_id</text:p>
          </table:table-cell>
          <table:table-cell office:value-type="string" calcext:value-type="string">
            <text:p>Contiene información de la relación entre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condui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conduc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control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as reglas cont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coverage_land_x_sub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subc_id, landus_id</text:p>
          </table:table-cell>
          <table:table-cell office:value-type="string" calcext:value-type="string">
            <text:p>Contiene información sobre la relación entre las subcuencas y los usos de suelo (cobertur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a definición de las curv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curve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curv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divid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divi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dwf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de los caudales en tiempo s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dwf_pol_x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poll_id, node_id</text:p>
          </table:table-cell>
          <table:table-cell office:value-type="string" calcext:value-type="string">
            <text:p>Contiene información de la relación entre el contaminante y el nodo en los periodos de tiempo s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evapora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evap_type</text:p>
          </table:table-cell>
          <table:table-cell office:value-type="string" calcext:value-type="string">
            <text:p>Contiene información sobre los parámetros de evapor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fil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os ficheros de trabajo de SW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groundwat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subc_id, aquif_id</text:p>
          </table:table-cell>
          <table:table-cell office:value-type="string" calcext:value-type="string">
            <text:p>Contiene información sobre las aguas subterráne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hydrograph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a hidrografí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inflow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e aportación de caudales direc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inflows_pol_x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poll_id, node_id</text:p>
          </table:table-cell>
          <table:table-cell office:value-type="string" calcext:value-type="string">
            <text:p>Contiene información sobre aportación de contaminantes en nodo (inflow pollutan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jun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conex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lab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tine información sobre las etiquet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landus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landus_id </text:p>
          </table:table-cell>
          <table:table-cell office:value-type="string" calcext:value-type="string">
            <text:p>Contiene información sobre los usos del su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lid_contro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os LID contro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lidusage_subc_x_lidc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subc_id, lidco_id</text:p>
          </table:table-cell>
          <table:table-cell office:value-type="string" calcext:value-type="string">
            <text:p>Contiene información sobre la relación entre subcuencas y lidcontrols (lid usag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loadings_pol_x_sub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poll_id, subc_id</text:p>
          </table:table-cell>
          <table:table-cell office:value-type="string" calcext:value-type="string">
            <text:p>Contiene información sobre la carga inicial de contaminantes en subcuencas (loading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mapdi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table:style-name="ce6"/>
          <table:table-cell office:value-type="string" calcext:value-type="string">
            <text:p>Contiene información de las dimensiones del ma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mapuni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table:style-name="ce6"/>
          <table:table-cell office:value-type="string" calcext:value-type="string">
            <text:p>Contiene información de las unidades del ma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optio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flow_units</text:p>
          </table:table-cell>
          <table:table-cell office:value-type="string" calcext:value-type="string">
            <text:p>Contine información general sobre las opciones de simul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orifi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nodo tipo orifi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outfa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desca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outle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nodo tipo sal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patter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pattern_id</text:p>
          </table:table-cell>
          <table:table-cell office:value-type="string" calcext:value-type="string">
            <text:p>Contine información sobre los patrones de tiem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polluta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poll_id </text:p>
          </table:table-cell>
          <table:table-cell office:value-type="string" calcext:value-type="string">
            <text:p>Contine información sobre los contaminan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project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roject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iene información general del proyec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pu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bom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rdi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e RD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repor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iene información del informe de salida de la simul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snowmel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stemp</text:p>
          </table:table-cell>
          <table:table-cell office:value-type="string" calcext:value-type="string">
            <text:p>Contiene información sobre los parámetros de deshi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snowpac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snow_id</text:p>
          </table:table-cell>
          <table:table-cell office:value-type="string" calcext:value-type="string">
            <text:p>Contiene información sobre la capa de n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stor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depós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emperatur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temp_type</text:p>
          </table:table-cell>
          <table:table-cell office:value-type="string" calcext:value-type="string">
            <text:p>Contiene información sobre la temper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imeseri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timser_id</text:p>
          </table:table-cell>
          <table:table-cell office:value-type="string" calcext:value-type="string">
            <text:p>Contiene información de las series temporales crea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imser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series tempora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ransec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de las secciones tranversa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reatment_node_x_po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NP data</text:p>
          </table:table-cell>
          <table:table-cell office:value-type="string" calcext:value-type="string">
            <text:p>node_id, poll_id</text:p>
          </table:table-cell>
          <table:table-cell office:value-type="string" calcext:value-type="string">
            <text:p>Contiene información de la relación entre nodo y contaminantes (treatmen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ar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n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divid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divi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p_typevalue_eva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evapor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orifi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orifi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outfa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condiciones de contorno de la desca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outle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variación del caudal <text:s/>con el nivel del agu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patter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patrones de tiemp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rain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uente de los datos para la llu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stor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uente de los datos para describir la geometrí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te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uente de los datos para la temper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timeseri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uente de los datos para la serie tempor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typevalue_winds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uente de los datos para el vien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allnon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none/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buildu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funciones disponibles para la acomulación de contaminan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cat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table:style-name="ce6"/>
          <table:table-cell office:value-type="string" calcext:value-type="string">
            <text:p>Dominio de valores con el catálogo de tipos de conduc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catálogo de tipos de curv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files_acti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acciones del fich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files_typ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tipo de ficher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inflow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diferentes valores para in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lidcontro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lidcontro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mapuni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unidades del ma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fm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campo force main equ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f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campo flow rou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f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unidades de medida del caud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inertial damp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opciones de infiltr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l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opci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ptions_nf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tabla options, flujo normal limit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orifi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del orifi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pollutan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contaminan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rain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formatos de los datos de la llu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routet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table:style-name="ce6"/>
          <table:table-cell office:value-type="string" calcext:value-type="string">
            <text:p>Dominio de valores con los tipos del sentido del flujo dentro de las subcue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statu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table:style-name="ce6"/>
          <table:table-cell office:value-type="string" calcext:value-type="string">
            <text:p>Dominio de valores con el estado inicial del elemen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timser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serie tempor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treatme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tratamiento en los depósi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washoff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weir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para los elementos alivi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value_yesn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si/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washoff_land_x_po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landus_id, poll_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wei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we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_windspee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V tipo III</text:p>
          </table:table-cell>
          <table:table-cell office:value-type="string" calcext:value-type="string">
            <text:p>wind_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ometrí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con geometrías n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ometría</text:p>
          </table:table-cell>
          <table:table-cell office:value-type="string" calcext:value-type="string">
            <text:p>rg_id</text:p>
          </table:table-cell>
          <table:table-cell office:value-type="string" calcext:value-type="string">
            <text:p>Contiene información del pluvióme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ult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Selector de resulta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arcflow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l flujo en los arco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arcpolload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rpt_condsurcharge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continuity_error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os errores de continuid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critical_elemen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flowclass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flowrouting_co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sult_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groundwater_co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high_conterror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high_flowinest_in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instability_index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inestabilid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lidperformance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nodedepth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a profundidad inundada en los no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nodeflooding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os nodos inunda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nodeinflow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a afluencia en los no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nodesurcharge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os nodos que entran en ca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outfallflow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outfallload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pumping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qualrouting_co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rainfall_de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result_c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Catálogo de resulta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routing_timeste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runoff_qu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runoff_qua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storagevol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os depósi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subcatchwashoff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result_id, subc_id, poll_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subcathrunoff_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los resultados de las subcue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t_timestep_critele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ometría</text:p>
          </table:table-cell>
          <table:table-cell office:value-type="string" calcext:value-type="string">
            <text:p>sector_id</text:p>
          </table:table-cell>
          <table:table-cell office:value-type="string" calcext:value-type="string">
            <text:p>Contiene información de los sectores de 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tor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sector_id</text:p>
          </table:table-cell>
          <table:table-cell office:value-type="string" calcext:value-type="string">
            <text:p>Selector de secto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chmen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Geometría</text:p>
          </table:table-cell>
          <table:table-cell office:value-type="string" calcext:value-type="string">
            <text:p>subc_id</text:p>
          </table:table-cell>
          <table:table-cell office:value-type="string" calcext:value-type="string">
            <text:p>Contiene información de las subcue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roject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del software y su vers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arc_x_node1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uxiliar</text:p>
          </table:table-cell>
          <table:table-cell/>
          <table:table-cell office:value-type="string" calcext:value-type="string">
            <text:p>Muestra la información de relación entre arcos y nodo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arc_x_node2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uxiliar</text:p>
          </table:table-cell>
          <table:table-cell/>
          <table:table-cell office:value-type="string" calcext:value-type="string">
            <text:p>Muestra la información de relación entre arcos y nodo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arc_x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de relación entre arcos y no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buildu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velocidad en que los contaminantes se acomulan sobre el terre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conduit_cu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conduc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conduit_n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conduit_x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conductos que son secciones transec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control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reglas cont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coverage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relación entre subcatchments y land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cur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definición de las curv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divider_cu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divisores tipo cuto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divider_ov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divider_tb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divisores tipo tabul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divider_w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divisores tipo we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dwf_flow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caudales en tiempo se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dwf_load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relación entre el contaminante y el n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condui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editable en QGIS de los arcos tipo conduc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divide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node_id</text:p>
          </table:table-cell>
          <table:table-cell table:style-name="ce7" office:value-type="string" calcext:value-type="string">
            <text:p>Muestra la información editable de QGIS los nodos tipo divi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junctio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node_id</text:p>
          </table:table-cell>
          <table:table-cell table:style-name="ce7" office:value-type="string" calcext:value-type="string">
            <text:p>Muestra la información editable de QGIS los nodos tipo conex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orific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arc_id</text:p>
          </table:table-cell>
          <table:table-cell table:style-name="ce7" office:value-type="string" calcext:value-type="string">
            <text:p>Muestra la información editable de QGIS los arcos tipo orifi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outfal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node_id</text:p>
          </table:table-cell>
          <table:table-cell table:style-name="ce7" office:value-type="string" calcext:value-type="string">
            <text:p>Muestra la información editable de QGIS los nodos tipo verti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outle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arc_id</text:p>
          </table:table-cell>
          <table:table-cell table:style-name="ce7" office:value-type="string" calcext:value-type="string">
            <text:p>Muestra la información editable de QGIS los arcos tipo sali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pum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arc_id</text:p>
          </table:table-cell>
          <table:table-cell table:style-name="ce7" office:value-type="string" calcext:value-type="string">
            <text:p>Muestra la información editable de QGIS los arcos tipo bom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storag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node_id</text:p>
          </table:table-cell>
          <table:table-cell table:style-name="ce7" office:value-type="string" calcext:value-type="string">
            <text:p>Muestra la información editable de QGIS los nodos tipo depós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dit_wei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Vista editable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editable en QGIS de los arcos tipo alivi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c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evaporación con el formato tipo cons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d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f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evaporación con el formato tipo 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m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evaporación con el formato tipo month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pa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evaporación con el formato tipo p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t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evap_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evaporación con el formato tipo times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groundwate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aguas subterráne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hydrograph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hidrografí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infiltration_cu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infiltración por el método Curve-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infiltration_g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infiltración por el método Green-Am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infiltration_h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infiltración por el método Horton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inflows_flow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inflows_load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junctio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nodos tipo conex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landuse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usos del sue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lidcontro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LID contro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lidusag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loading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losse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coeficientes de perdidas y las compuertas en los conduc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ption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general con las opciones de simulac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rific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arcos tipo orific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fall_fi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vertidos con formato tipo fix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fall_f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vertidos con formato tipo f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fall_n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vertidos con formato tipo 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fall_ti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vertidos con formato tipo tid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fall_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vertidos con formato tipo times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let_fcd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alidas con formato tipo functional/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let_fch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alidas con formato tipo functional/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let_tbd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alidas con formato tipo tabular/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outlet_tbh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alidas con formato tipo tabular/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pattern_d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patrones de tiempo tipo di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pattern_h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patrones de tiempo tipo ho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pattern_mo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patrones de tiempo tipo mens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pattern_w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patrones de tiempo tipo fin de sem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pum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arcos tipo bom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rdii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rgage_f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lluvia con formato fich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rgage_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lluvia con formato times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snowpack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 capa de n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storage_fc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depósitos de tipo functi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storage_tb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depósitos de tipo tabul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subcatch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polígonos tipo subcuenc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temp_f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temp_s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temp_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temp_wf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temp_w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timser_ab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eries temporales de tipo absolu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timser_f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eries temporales de fich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timser_re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eries temporales de tipo relativ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transec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as secciones transversa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treatmen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tratamientos en los depósi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vertic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geométrica de los vértices de los conduc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inp_washoff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p_wei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NP data</text:p>
          </table:table-cell>
          <table:table-cell/>
          <table:table-cell office:value-type="string" calcext:value-type="string">
            <text:p>Muestra la información de los arcos tipo alivia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arcflow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los resultados del flujo en los arco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arcpolload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condsurcharge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continuity_error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/>
          <table:table-cell office:value-type="string" calcext:value-type="string">
            <text:p>Muestra los resultados de los errores de continuid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critical_element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flowclass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flowrouting_con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groundwater_con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high_cont_error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high_flowinest_ind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instability_inde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/>
          <table:table-cell office:value-type="string" calcext:value-type="string">
            <text:p>Muestra los resultados de la inestabilid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lidperfomance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nodedepth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los resultados de la profundidad inundada en los no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nodeflooding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los resultados de los nodos inunda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nodeinflow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los resultados de la afluencia en los nod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nodesurcharge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los resultados de los nodos que entran en car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_rpt_outfallflow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outfallload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pumping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qualrouting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rainfall_de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routing_timeste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runoff_qua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runoff_quan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rpt_storagevol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subcatchrunoff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subcatchwasoff_su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timestep_critelem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Resultados</text:p>
          </table:table-cell>
          <table:table-cell table:number-columns-repeated="1021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ANET" table:style-name="ta1"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default-cell-style-name="ce2"/>
        <table:table-column table:style-name="co6" table:number-columns-repeated="1020" table:default-cell-style-name="ce2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Defini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con geometrías ar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_m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materia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backdr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el plano del sistema y las dimensi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control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os contro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a definición de las curv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curve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álogo de curv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deman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el tipo de deman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emitt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emi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energy_el</text:p>
          </table:table-cell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Contiene información para el cálculo de la energia y el coste en ese eleme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energy_gl</text:p>
          </table:table-cell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Contiene información para el cálculo de la energia y el coste en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jun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conex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lab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ne información sobre las etiquet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mixi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e el tipo de mezclado en los tanq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optio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Contine información general sobre las opciones de simul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patter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tern_id</text:p>
          </table:table-cell>
          <table:table-cell office:value-type="string" calcext:value-type="string">
            <text:p>Contine información sobre los patrones de ti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pip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conduc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project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iene información general del proyec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pu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bom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qualit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e la calidad del agua en no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reactions_el</text:p>
          </table:table-cell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Contiene información para el cálculo de las reacciones químicas en ese eleme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reactions_gl</text:p>
          </table:table-cell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Contiene información para el cálculo de las reacciones químicas en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repor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gesize</text:p>
          </table:table-cell>
          <table:table-cell office:value-type="string" calcext:value-type="string">
            <text:p>Contiene información del informe de salida de la simul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reservoi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depósi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rul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sobre las reglas de 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sour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e fuentes de contaminan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ag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Contiene información sobr etiquetas EPA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an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ntos nodo tipo tan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im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tiene información sobre los parámetros de ti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ar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geometría n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value_energ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energ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value_pu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de funcionamiento de la bom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value_reactions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rea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value_sour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typevalue_val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válvul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am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franja horaria AM/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cu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mixi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mezcl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nonea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none/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headlos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del tipo de curva PERDID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hy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del tipo de curva PERDID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qu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para el cálculo de la calidad del ag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un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para el caso que el calculo no conver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un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as opciones para el caso que el calculo no conver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opti_uni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 de unidades de med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param_energ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parámetros de cálculo sobre la energ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reactions_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para determinar el coeficienete general de reacción en el eleme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reactions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para determinar el coeficienete general de reacción en gene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st_pip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estado de servicio de las tuberí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statu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el estado inicial de las tuberí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tim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con los tipos de procesamiento estadístico para generar los resul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ue_yesn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io de valores de si/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p_value_yesnofu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omino de valores de si/no/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_val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Elementos arco tipo val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Elemetos con geometrías n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Selector de resultado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Contine los resultados de los elementos ar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energy_us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ne los resultados de la tabla de uso de energ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hydraulic_statu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del estado de los resul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ne los resultados de los elementos n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t_result_c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sult_id</text:p>
          </table:table-cell>
          <table:table-cell office:value-type="string" calcext:value-type="string">
            <text:p>Contine información de los resul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ctor_id</text:p>
          </table:table-cell>
          <table:table-cell office:value-type="string" calcext:value-type="string">
            <text:p>Contiene información de los sectores de 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or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ctor_id</text:p>
          </table:table-cell>
          <table:table-cell office:value-type="string" calcext:value-type="string">
            <text:p>Selector de sectores. Contiene los sectores de red a seleccion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iene información del software y su vers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arc_x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de relación entre arcos y no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curve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 definición de la cu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demant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 demanda en los no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junctio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Muestra la información editable de los nodos tipo 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pip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editable de los arcos tipo p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pum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editable de los nodos tipo p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reservoi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Muestra la información editable de los nodos tipo reservo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tank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Muestra la información editable de los nodos tipo t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dit_val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a información editable de los nodos tipo val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miter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emiso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energy_el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elementos de energ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junction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nodos tipo j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mixing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l tipo de mezclado en los tanq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options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general con las opciones de simul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pipe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arcos tipo p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pump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nodos tipo p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report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l informe de salida de la simul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reservoir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nodos tipo reservo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rules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reglas de 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source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fuentes contaminan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status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l estado de la tuberí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tank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nodos tipo tan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times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os parámetros de tiem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valve_cu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válvulas reguladas por una cu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valve_fl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válvulas reguladas por el caud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valve_lc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válvulas reguladas por el coeficiente de pérdid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valvepr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de las válvulas reguladas por la pres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inp_vertice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a información geométrica de los vértices de la tuberí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arc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rc_id</text:p>
          </table:table-cell>
          <table:table-cell office:value-type="string" calcext:value-type="string">
            <text:p>Muestra los resultados de la simulación de los elementos ar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energy_usage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os resultados de uso energ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hydraulic_status</text:p>
          </table:table-cell>
          <table:table-cell office:value-type="string" calcext:value-type="string">
            <text:p>Vw</text:p>
          </table:table-cell>
          <table:table-cell/>
          <table:table-cell office:value-type="string" calcext:value-type="string">
            <text:p>Muestra los resultados de estatus hidrául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_rpt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Muestra los resultados de la simulación de los elementos nodo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v_wms_arc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información de los elementos arco a publicar en un servicio wms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v_wms_arcflow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información de los resultados de los elementos arco a publicar en un servicio wms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v_wms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información de los elementos nodo a publicar en un servicio wms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v_wms_nodeflow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información de los resultados de los elementos nodo a publicar en un servicio wms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ANET_FINAL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5" office:value-type="string" calcext:value-type="string">
            <text:p>DICCIONARIO DE DATOS EPANE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NORMES DE CARÀCTER GENERAL</text:p>
          </table:table-cell>
          <table:table-cell table:style-name="ce17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En angles tot</text:p>
          </table:table-cell>
          <table:table-cell table:style-name="ce17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Sempre minúscules</text:p>
          </table:table-cell>
          <table:table-cell table:style-name="ce17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nombre tabla (EPA)</text:p>
          </table:table-cell>
          <table:table-cell table:style-name="ce17" office:value-type="string" calcext:value-type="string">
            <text:p>Respetar nomenclator con inp_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nombre campo (EPA)</text:p>
          </table:table-cell>
          <table:table-cell table:style-name="Default" office:value-type="string" calcext:value-type="string">
            <text:p>Respetar campo de EPA con excepcion de: Id / type / parameter / value / colum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TIPOS DE TABLA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" office:value-type="string" calcext:value-type="string">
            <text:p>Taules amb geometries</text:p>
          </table:table-cell>
          <table:table-cell table:style-name="ce17" office:value-type="string" calcext:value-type="string">
            <text:p>arc/node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arc</text:p>
          </table:table-cell>
          <table:table-cell table:style-name="ce21" office:value-type="string" calcext:value-type="string">
            <text:p>arc_id</text:p>
          </table:table-cell>
        </table:table-row>
        <table:table-row table:style-name="ro1">
          <table:table-cell table:style-name="ce17" office:value-type="string" calcext:value-type="string">
            <text:p>cat_</text:p>
          </table:table-cell>
          <table:table-cell table:style-name="ce17" office:value-type="string" calcext:value-type="string">
            <text:p>Catalog tables</text:p>
          </table:table-cell>
          <table:table-cell table:style-name="Default"/>
          <table:table-cell table:number-columns-repeated="2"/>
          <table:table-cell office:value-type="string" calcext:value-type="string">
            <text:p>cat_mat</text:p>
          </table:table-cell>
          <table:table-cell office:value-type="string" calcext:value-type="string">
            <text:p>catmat_id</text:p>
          </table:table-cell>
        </table:table-row>
        <table:table-row table:style-name="ro1">
          <table:table-cell table:style-name="ce17" office:value-type="string" calcext:value-type="string">
            <text:p>inp_</text:p>
          </table:table-cell>
          <table:table-cell table:style-name="ce17" office:value-type="string" calcext:value-type="string">
            <text:p>EPA input data tables</text:p>
          </table:table-cell>
          <table:table-cell table:style-name="Default"/>
          <table:table-cell table:number-columns-repeated="2"/>
          <table:table-cell office:value-type="string" calcext:value-type="string">
            <text:p>inp_conduit</text:p>
          </table:table-cell>
          <table:table-cell office:value-type="string" calcext:value-type="string">
            <text:p>conduit_id</text:p>
          </table:table-cell>
        </table:table-row>
        <table:table-row table:style-name="ro1">
          <table:table-cell table:style-name="ce17" office:value-type="string" calcext:value-type="string">
            <text:p>rpt_</text:p>
          </table:table-cell>
          <table:table-cell table:style-name="ce17" office:value-type="string" calcext:value-type="string">
            <text:p>EPA result data tables</text:p>
          </table:table-cell>
          <table:table-cell table:style-name="Default"/>
          <table:table-cell table:number-columns-repeated="2"/>
          <table:table-cell office:value-type="string" calcext:value-type="string">
            <text:p>rpt_result</text:p>
          </table:table-cell>
          <table:table-cell office:value-type="string" calcext:value-type="string">
            <text:p>result_id</text:p>
          </table:table-cell>
        </table:table-row>
        <table:table-row table:style-name="ro1">
          <table:table-cell table:style-name="ce17" office:value-type="string" calcext:value-type="string">
            <text:p>_typevalue_</text:p>
          </table:table-cell>
          <table:table-cell table:style-name="ce17" office:value-type="string" calcext:value-type="string">
            <text:p>Field value domain tables</text:p>
          </table:table-cell>
          <table:table-cell table:style-name="Default"/>
          <table:table-cell table:number-columns-repeated="2"/>
          <table:table-cell office:value-type="string" calcext:value-type="string">
            <text:p>inp_value_wei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style-name="ce17" office:value-type="string" calcext:value-type="string">
            <text:p>_value</text:p>
          </table:table-cell>
          <table:table-cell table:style-name="ce17"/>
          <table:table-cell table:style-name="Default"/>
          <table:table-cell table:number-columns-repeated="2"/>
          <table:table-cell office:value-type="string" calcext:value-type="string">
            <text:p>inp_value_unique</text:p>
          </table:table-cell>
          <table:table-cell office:value-type="string" calcext:value-type="string">
            <text:p>camps = text</text:p>
          </table:table-cell>
        </table:table-row>
        <table:table-row table:style-name="ro1">
          <table:table-cell table:style-name="ce17" office:value-type="string" calcext:value-type="string">
            <text:p>_taula1_x_taula2</text:p>
          </table:table-cell>
          <table:table-cell table:style-name="ce17" office:value-type="string" calcext:value-type="string">
            <text:p>Cardinality tables</text:p>
          </table:table-cell>
          <table:table-cell table:style-name="Default"/>
          <table:table-cell table:number-columns-repeated="2"/>
          <table:table-cell office:value-type="string" calcext:value-type="string">
            <text:p>man_event_x_arc</text:p>
          </table:table-cell>
          <table:table-cell office:value-type="string" calcext:value-type="string">
            <text:p>eventxarc_id</text:p>
          </table:table-cell>
        </table:table-row>
        <table:table-row table:style-name="ro1">
          <table:table-cell table:style-name="ce17" office:value-type="string" calcext:value-type="string">
            <text:p>_selection</text:p>
          </table:table-cell>
          <table:table-cell table:style-name="ce17" office:value-type="string" calcext:value-type="string">
            <text:p>Taules de registre únic per selector</text:p>
          </table:table-cell>
          <table:table-cell table:style-name="Default"/>
          <table:table-cell table:number-columns-repeated="2"/>
          <table:table-cell office:value-type="string" calcext:value-type="string">
            <text:p>result_selection</text:p>
          </table:table-cell>
          <table:table-cell/>
        </table:table-row>
        <table:table-row table:style-name="ro1"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Taula únic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TIPOS DE VISTAS</text:p>
          </table:table-cell>
          <table:table-cell table:style-name="ce17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v_inp</text:p>
          </table:table-cell>
          <table:table-cell table:style-name="ce17" office:value-type="string" calcext:value-type="string">
            <text:p>Vistas para exportación a EP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v_rpt</text:p>
          </table:table-cell>
          <table:table-cell table:style-name="ce17" office:value-type="string" calcext:value-type="string">
            <text:p>Vistes per mostrar resultats al GI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_edit</text:p>
          </table:table-cell>
          <table:table-cell table:style-name="ce17" office:value-type="string" calcext:value-type="string">
            <text:p>Vistas per editar registres desde GI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v_wms</text:p>
          </table:table-cell>
          <table:table-cell table:style-name="ce17" office:value-type="string" calcext:value-type="string">
            <text:p>Vistas para publicación de mapa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ce1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CRITERIS TIPOPOLOGIA DE CAMPOS</text:p>
          </table:table-cell>
          <table:table-cell table:style-name="ce17"/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per dates automàtiques</text:p>
          </table:table-cell>
          <table:table-cell table:style-name="ce19" office:value-type="string" calcext:value-type="string">
            <text:p>dat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per dates manuals</text:p>
          </table:table-cell>
          <table:table-cell table:style-name="ce19" office:value-type="string" calcext:value-type="string">
            <text:p>Varchar, 1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8" office:value-type="string" calcext:value-type="string">
            <text:p>Titol, rutes a fichers</text:p>
          </table:table-cell>
          <table:table-cell table:style-name="ce20" office:value-type="string" calcext:value-type="string">
            <text:p>Varchar, 254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8" office:value-type="string" calcext:value-type="string">
            <text:p>Tipo lletra, autor</text:p>
          </table:table-cell>
          <table:table-cell table:style-name="ce20" office:value-type="string" calcext:value-type="string">
            <text:p>Varchar, 5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8" office:value-type="string" calcext:value-type="string">
            <text:p>Parametro, valor</text:p>
          </table:table-cell>
          <table:table-cell table:style-name="ce20" office:value-type="string" calcext:value-type="string">
            <text:p>Varchar, 2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8" office:value-type="string" calcext:value-type="string">
            <text:p>Textes en columnes</text:p>
          </table:table-cell>
          <table:table-cell table:style-name="ce20" office:value-type="string" calcext:value-type="string">
            <text:p>Varchar, 1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8" office:value-type="string" calcext:value-type="string">
            <text:p>Dies / accions / unitats</text:p>
          </table:table-cell>
          <table:table-cell table:style-name="ce20" office:value-type="string" calcext:value-type="string">
            <text:p>Varchar, 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office:value-type="string" calcext:value-type="string">
            <text:p>Per als id</text:p>
          </table:table-cell>
          <table:table-cell table:style-name="ce17" office:value-type="string" calcext:value-type="string">
            <text:p>Autonumeric únic per (node / arc / subcatch / rgage / vertice / gully / connec /aquifer / landuses)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Estudiar cas per cas de la resta: Poden ser autonumèric, varchar, etc..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asos catch_id: int4, <text:s/>_type: vachar 18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MODELO DATOS EPANE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Elemento</text:p>
          </table:table-cell>
          <table:table-cell table:style-name="ce8" office:value-type="string" calcext:value-type="string">
            <text:p>Tip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Elementos con geometrías a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_m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álogo de materi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backdr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el plano del sistema y las dimens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control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los contro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la definición de las cur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curve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álogo de cur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deman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el tipo de dema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emitt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nodo tipo em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energy_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para el cálculo de la energia y el coste en ese ele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energy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para el cálculo de la energia y el coste en gen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jun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nodo tipo conex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lab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información sobre las etiqu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mixi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el tipo de mezclado en los tanq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optio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información general sobre las opciones de simul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patter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información sobre los patrones de ti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pip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arco tipo conduc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project_i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general del proyec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pu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arco tipo bom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qualit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la calidad del agua en no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reactions_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para el cálculo de las reacciones químicas en ese ele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reactions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para el cálculo de las reacciones químicas en gen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repor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del informe de salida de la simul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reservoi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nodo tipo depós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rul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las reglas de 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sour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fuentes de contamina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ag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 etiquetas EPA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ank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nodo tipo tan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im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sobre los parámetros de ti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geometría a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geometría n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value_energ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ene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value_pu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de funcionamiento de la bom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value_reactions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rea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value_sourc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typevalue_val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válvu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amp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de franja horaria AM/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cur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cur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mixi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mezcl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nonea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none/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headlos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del tipo de curva PERDI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hy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del tipo de curva PERDI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qu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para el cálculo de la calidad del ag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un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para el caso que el calculo no conver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unba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as opciones para el caso que el calculo no conver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opti_uni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 de unidades de med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param_energ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parámetros de cálculo sobre la ene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reactions_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para determinar el coeficienete general de reacción en el ele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reactions_g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para determinar el coeficienete general de reacción en gen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st_pip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el estado de servicio de las tuberí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statu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el estado inicial de las tuberí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tim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con los tipos de procesamiento estadístico para generar los result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ue_yesn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io de valores de si/no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inp_value_yesnofu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omino de valores de si/no/t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_val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lementos arco tipo val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Elemetos con geometrías n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lector de resultados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t_ar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los resultados de los elementos a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t_energy_us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los resultados de la tabla de uso de ene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t_hydraulic_statu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del estado de los result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t_nod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los resultados de los elementos n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t_result_ca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ne información de los result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Contiene información de los sectores de 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_select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lector de sectores. Contiene los sectores de red a seleccion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ontiene información del software y su vers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arc_x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relación entre arcos y no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cur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 definición de la cur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deman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 demanda en los no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junctio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nodos tipo j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pip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arcos tipo pi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pum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nodos tipo p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reservoi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nodos tipo reservo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tank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nodos tipo t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dit_valv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editable de los nodos tipo val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mite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emis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energy_e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elementos de ene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junction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nodos tipo j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mixing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l tipo de mezclado en los tanq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option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general con las opciones de simul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pip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arcos tipo pi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pum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nodos tipo p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repor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l informe de salida de la simul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reservoi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nodos tipo reservo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rule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reglas de 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sourc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fuentes contamina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statu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l estado de la tuberí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tank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nodos tipo tan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time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os parámetros de ti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valve_cu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válvulas reguladas por una cur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valve_fl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válvulas reguladas por el caud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valve_lc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válvulas reguladas por el coeficiente de pérdi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valvepr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de las válvulas reguladas por la pres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np_vertic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a información geométrica de los vértices de la tube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pt_arc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os resultados de la simulación de los elementos a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pt_energy_usag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os resultados de uso ener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pt_hydraulic_status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os resultados de estatus hidrául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pt_node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Muestra los resultados de la simulación de los elementos nod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122cm" fo:margin-bottom="0.79cm" fo:margin-left="1.09cm" fo:margin-right="0.727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7:41:14.6870000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Torret </meta:initial-creator>
    <meta:creation-date>2015-05-09T18:45:26.154000000</meta:creation-date>
    <dc:date>2015-10-15T18:11:00.312000000</dc:date>
    <meta:editing-duration>PT13H53M20S</meta:editing-duration>
    <meta:editing-cycles>62</meta:editing-cycles>
    <meta:generator>LibreOffice/4.2.5.2$Windows_x86 LibreOffice_project/61cb170a04bb1f12e77c884eab9192be736ec5f5</meta:generator>
    <dc:creator>Xavier Torret </dc:creator>
    <meta:document-statistic meta:table-count="3" meta:cell-count="1776" meta:object-count="0"/>
  </office:meta>
</office:document-meta>
</file>